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400D2655F0BC2D2F81D.png" manifest:media-type="image/png"/>
  <manifest:file-entry manifest:full-path="Pictures/100000000000020000000200F7A7B31A25AC4E04.jpg" manifest:media-type="image/jpeg"/>
  <manifest:file-entry manifest:full-path="Pictures/1000000000000200000001E5D476B6150A8C3071.jpg" manifest:media-type="image/jpeg"/>
  <manifest:file-entry manifest:full-path="Pictures/100000010000040000000400EFE68BD37C67EF1F.png" manifest:media-type="image/png"/>
  <manifest:file-entry manifest:full-path="Pictures/1000000100000400000004004A3F0ED0C0F5A9CA.png" manifest:media-type="image/png"/>
  <manifest:file-entry manifest:full-path="Pictures/1000000100000400000004001AD72FE73D0F08B5.png" manifest:media-type="image/png"/>
  <manifest:file-entry manifest:full-path="Pictures/100000010000040000000400DBFF5C4C7FFB0E9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marker-start-width="0.2cm" draw:marker-end-width="0.2cm" draw:fill="bitmap" draw:fill-image-name="Lawn" draw:textarea-horizontal-align="justify" draw:textarea-vertical-align="middle" draw:auto-grow-height="false" fo:min-height="15.75cm" fo:min-width="16.677cm" fo:padding-top="0cm" fo:padding-bottom="0cm" fo:padding-left="0cm" fo:padding-right="0cm"/>
    </style:style>
    <style:style style:name="gr2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1e6a39" loext:glow-transparency="50%" loext:softedge-radius="0.071cm"/>
    </style:style>
    <style:style style:name="gr3" style:family="graphic" style:parent-style-name="standard">
      <style:graphic-properties draw:stroke="none" draw:fill-image-name="Colorful_20_Pebbles" draw:opacity="70%" draw:textarea-horizontal-align="justify" draw:textarea-vertical-align="middle" draw:auto-grow-height="false" fo:min-height="2.54cm" fo:min-width="2.54cm" loext:glow-radius="0.106cm" loext:glow-color="#ffff38" loext:glow-transparency="50%" loext:softedge-radius="0.0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87cm)" draw:image-opacity="100%" style:mirror="none"/>
    </style:style>
    <style:style style:name="gr6" style:family="graphic" style:parent-style-name="standard">
      <style:graphic-properties draw:stroke="solid" svg:stroke-width="0.106cm" svg:stroke-color="#e8a202" draw:marker-start="" draw:marker-start-width="0.419cm" draw:marker-start-center="false" draw:marker-end="" draw:marker-end-width="0.419cm" draw:marker-end-center="false" draw:stroke-linejoin="miter" draw:fill="solid" draw:fill-color="#4b2204" draw:secondary-fill-color="#d4ea6b" draw:opacity="90%" draw:textarea-horizontal-align="center" draw:textarea-vertical-align="middle" draw:auto-grow-height="false" draw:fit-to-size="false" style:shrink-to-fit="false" fo:min-height="1.726cm" fo:min-width="1.308cm" fo:padding-top="0.169cm" fo:padding-bottom="0.169cm" fo:padding-left="0.289cm" fo:padding-right="0.289cm" fo:wrap-option="wrap" draw:shadow="visible" draw:shadow-offset-x="0.071cm" draw:shadow-offset-y="0.071cm" draw:shadow-color="#808080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8.424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solid" svg:stroke-width="0.106cm" svg:stroke-color="#784b04" draw:marker-start-width="0.359cm" draw:marker-end-width="0.359cm" draw:fill="solid" draw:fill-color="#ffd428" draw:textarea-horizontal-align="justify" draw:textarea-vertical-align="middle" draw:auto-grow-height="false" fo:min-height="0.739cm" fo:min-width="0.392cm" fo:padding-top="0.053cm" fo:padding-bottom="0.053cm" fo:padding-left="0.053cm" fo:padding-right="0.05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shadow-blur="0.353cm" loext:glow-radius="0.035cm" loext:softedge-radius="0cm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-0.212cm" draw:shadow-offset-y="0cm" draw:shadow-color="#443205" loext:shadow-blur="0.106cm" loext:glow-radius="0cm" loext:softedge-radius="0.035cm" draw:color-mode="standard" draw:luminance="-50%" draw:contrast="35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cm" draw:shadow-offset-y="0cm" draw:shadow-color="#000000" loext:shadow-blur="0.353cm" loext:glow-radius="0.035cm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bitmap" draw:fill-image-name="Lawn"/>
      <style:paragraph-properties fo:text-align="center"/>
    </style:style>
    <style:style style:name="P2" style:family="paragraph">
      <loext:graphic-properties draw:fill-image-name="Colorful_20_Pebbles" draw:opacity="7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4b2204" draw:secondary-fill-color="#d4ea6b" draw:opacity="9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d428"/>
      <style:paragraph-properties fo:text-align="cente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42cm" svg:y="13.0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name="Snow 2" draw:style-name="gr6" draw:text-style-name="P5" draw:layer="layout" svg:width="1.885cm" svg:height="2.063cm" svg:x="15.322cm" svg:y="10.64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7" draw:text-style-name="P3" draw:layer="layout" svg:width="11.495cm" svg:height="16.867cm" svg:x="-0.1cm" svg:y="-0.917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5.042cm" svg:y="13.0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svg:x="15.798cm" svg:y="10.521cm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2.54cm" svg:height="2.54cm" draw:transform="rotate (-1.5707963267949) translate (17.62cm 11.098cm)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name="Snow 3" draw:style-name="gr6" draw:text-style-name="P5" draw:layer="layout" svg:width="1.885cm" svg:height="2.063cm" svg:x="15.3cm" svg:y="8.1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2.442cm" svg:y="7.6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svg:x="15.761cm" svg:y="7.814cm">
          <text:p/>
          <draw:enhanced-geometry svg:viewBox="0 0 21600 21600" draw:mirror-vertical="false" draw:mirror-horizontal="fals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2" draw:text-style-name="P3" draw:layer="layout" svg:width="2.54cm" svg:height="2.54cm" svg:x="14.789cm" svg:y="7.987cm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5" draw:style-name="gr6" draw:text-style-name="P5" draw:layer="layout" svg:width="1.885cm" svg:height="2.063cm" svg:x="15.332cm" svg:y="5.536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2.401cm" svg:y="5.2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draw:transform="rotate (1.5707963267949) translate (16.575cm 7.1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2.54cm" svg:height="2.54cm" svg:x="14.419cm" svg:y="5.306cm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6" draw:style-name="gr6" draw:text-style-name="P5" draw:layer="layout" svg:width="1.885cm" svg:height="2.063cm" svg:x="17.944cm" svg:y="5.513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17.554cm" svg:y="2.632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draw:transform="rotate (1.5707963267949) translate (19.175cm 7.0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2.54cm" svg:height="2.54cm" draw:transform="rotate (-1.5707963267949) translate (20.077cm 5.035cm)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9cm" svg:y="-0.916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name="Snow 4" draw:style-name="gr6" draw:text-style-name="P5" draw:layer="layout" svg:width="1.885cm" svg:height="2.063cm" svg:x="20.601cm" svg:y="5.518cm">
          <text:p text:style-name="P4"><text:span text:style-name="T1">?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6.677cm" svg:height="15.75cm" svg:x="11.323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3.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5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2.4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10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2.54cm" svg:x="20.2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10.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2.8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2.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7.6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5.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20.238cm" svg:y="7.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15.038cm" svg:y="7.9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4cm" svg:height="2.54cm" svg:x="22.676cm" svg:y="2.675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42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5.583cm" svg:y="10.3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2.54cm" svg:x="20.383cm" svg:y="7.727cm">
          <draw:image xlink:href="Pictures/100000010000040000000400EFE68BD37C67EF1F.png" xlink:type="simple" xlink:show="embed" xlink:actuate="onLoad" draw:mime-type="image/png">
            <text:p/>
          </draw:image>
        </draw:frame>
        <draw:frame draw:style-name="gr5" draw:text-style-name="P3" draw:layer="layout" svg:width="3.058cm" svg:height="3.108cm" svg:x="11.393cm" svg:y="10.842cm">
          <draw:image xlink:href="Pictures/1000000100000400000004004A3F0ED0C0F5A9CA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5.019cm" svg:y="13.01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531cm" svg:y="7.636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2.428cm" svg:y="5.202cm">
          <draw:image xlink:href="Pictures/100000010000040000000400DBFF5C4C7FFB0E92.png" xlink:type="simple" xlink:show="embed" xlink:actuate="onLoad" draw:mime-type="image/png">
            <text:p/>
          </draw:image>
        </draw:frame>
        <draw:frame draw:style-name="gr11" draw:text-style-name="P3" draw:layer="layout" svg:width="2.54cm" svg:height="2.54cm" svg:x="17.67cm" svg:y="2.574cm">
          <draw:image xlink:href="Pictures/100000010000040000000400DBFF5C4C7FFB0E92.png" xlink:type="simple" xlink:show="embed" xlink:actuate="onLoad" draw:mime-type="image/png">
            <text:p/>
          </draw:image>
        </draw:frame>
        <draw:custom-shape draw:style-name="gr9" draw:text-style-name="P7" draw:layer="layout" svg:width="1.218cm" svg:height="1.039cm" draw:transform="rotate (1.5707963267949) translate (21.875cm 7.044cm)">
          <text:p/>
          <draw:enhanced-geometry svg:viewBox="0 0 21600 21600" draw:mirror-vertical="false" draw:mirror-horizontal="true" draw:text-areas="?f0 ?f7 ?f2 21600" draw:type="up-arrow" draw:modifiers="9929.44932162809 6388.116137744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3" draw:layer="layout" svg:width="2.54cm" svg:height="2.54cm" draw:transform="rotate (-1.5707963267949) translate (22.7cm 5.716cm)">
          <draw:image xlink:href="Pictures/1000000100000400000004001AD72FE73D0F08B5.png" xlink:type="simple" xlink:show="embed" xlink:actuate="onLoad" draw:mime-type="image/png">
            <text:p/>
          </draw:image>
        </draw:frame>
        <draw:frame draw:style-name="gr7" draw:text-style-name="P3" draw:layer="layout" svg:width="11.495cm" svg:height="16.867cm" svg:x="-0.098cm" svg:y="-0.915cm">
          <draw:image xlink:href="Pictures/100000000000040000000400D2655F0BC2D2F81D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Colorful_20_Pebbles" draw:display-name="Colorful Pebbles" xlink:href="Pictures/100000000000020000000200F7A7B31A25AC4E04.jpg" xlink:type="simple" xlink:show="embed" xlink:actuate="onLoad"/>
    <draw:fill-image draw:name="Lawn" xlink:href="Pictures/1000000000000200000001E5D476B6150A8C3071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bitmap" draw:fill-color="#729fcf" draw:fill-image-name="Colorful_20_Pebbles" draw:fill-image-width="5.08cm" draw:fill-image-height="5.08cm" style:repeat="repeat" draw:fill-image-ref-point-x="0%" draw:fill-image-ref-point-y="0%" draw:fill-image-ref-point="center" draw:tile-repeat-offset="0% vertical" draw:textarea-horizontal-align="justify" fo:padding-top="0cm" fo:padding-bottom="0cm" fo:padding-left="0cm" fo:padding-right="0cm" fo:wrap-option="wrap" draw:shadow="hidden" draw:shadow-offset-x="0.203cm" draw:shadow-offset-y="0.203cm" draw:shadow-color="#808080" draw:start-line-spacing-vertical="0cm" draw:end-line-spacing-vertical="0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fo:padding-top="0cm" fo:padding-bottom="0cm" fo:padding-left="0cm" fo:padding-r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1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6cm" svg:height="2.632cm" svg:x="1.398cm" svg:y="0.626cm" presentation:class="title" presentation:placeholder="true">
        <draw:text-box/>
      </draw:frame>
      <draw:frame presentation:style-name="Default-outline1" draw:layer="backgroundobjects" svg:width="25.196cm" svg:height="9.136cm" svg:x="1.398cm" svg:y="3.679cm" presentation:class="outline" presentation:placeholder="true">
        <draw:text-box/>
      </draw:frame>
      <draw:frame presentation:style-name="Mpr1" draw:text-style-name="MP2" draw:layer="backgroundobjects" svg:width="6.525cm" svg:height="1.089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9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5cm" svg:height="1.089cm" svg:x="20.069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16:17:16.320000000</meta:creation-date>
    <dc:date>2025-02-08T20:17:05.200000000</dc:date>
    <meta:editing-duration>PT19H28M8S</meta:editing-duration>
    <meta:editing-cycles>269</meta:editing-cycles>
    <meta:generator>LibreOffice/7.4.3.2$Windows_x86 LibreOffice_project/1048a8393ae2eeec98dff31b5c133c5f1d08b890</meta:generator>
    <meta:document-statistic meta:object-count="336"/>
  </office:meta>
</office:document-meta>
</file>